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90000021AF592227BBFFBD332.png" manifest:media-type="image/png"/>
  <manifest:file-entry manifest:full-path="Pictures/100002010000046B000002309B8F9EC5133733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1228in" svg:y="-0.7874in" svg:width="6.9252in" svg:height="3.4283in" draw:z-index="0"><draw:image xlink:href="Pictures/100002010000046B000002309B8F9EC51337334F.png" xlink:type="simple" xlink:show="embed" xlink:actuate="onLoad" loext:mime-type="image/png"/></draw:frame></text:p>
      <text:p text:style-name="Standard"><draw:frame draw:style-name="fr1" draw:name="Image2" text:anchor-type="char" svg:width="6.9252in" svg:height="3.3957in" draw:z-index="1"><draw:image xlink:href="Pictures/10000201000004490000021AF592227BBFFBD3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13:10:20.602328922</meta:creation-date>
    <dc:date>2022-02-20T17:36:58.964661324</dc:date>
    <meta:editing-duration>P1DT4H6M1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